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Stückliste für class-D Verstärker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ückzahl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Abmessungen (in mm)</text:p>
          </table:table-cell>
          <table:table-cell table:style-name="ce1" office:value-type="string" calcext:value-type="string">
            <text:p>Händler</text:p>
          </table:table-cell>
          <table:table-cell table:style-name="ce1" office:value-type="string" calcext:value-type="string">
            <text:p>Artikelnummer</text:p>
          </table:table-cell>
          <table:table-cell table:style-name="ce1" office:value-type="string" calcext:value-type="string">
            <text:p>Stück gesamt</text:p>
          </table:table-cell>
          <table:table-cell table:style-name="ce1" office:value-type="string" calcext:value-type="string">
            <text:p>Einzelpreis €</text:p>
          </table:table-cell>
          <table:table-cell table:style-name="ce1" office:value-type="string" calcext:value-type="string">
            <text:p>Gesamtpreis €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4.7k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 1/4W 4,7K</text:p>
          </table:table-cell>
          <table:table-cell table:formula="of:=[.$B$32]*[.A5]" office:value-type="float" office:value="250" calcext:value-type="float">
            <text:p>250</text:p>
          </table:table-cell>
          <table:table-cell office:value-type="float" office:value="0.026" calcext:value-type="float">
            <text:p>0,026</text:p>
          </table:table-cell>
          <table:table-cell table:formula="of:=[.A5]*[.H5]" office:value-type="float" office:value="0.13" calcext:value-type="float">
            <text:p>0,13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ramikkondensator</text:p>
          </table:table-cell>
          <table:table-cell office:value-type="string" calcext:value-type="string">
            <text:p>1u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1206 1,0/50</text:p>
          </table:table-cell>
          <table:table-cell table:formula="of:=[.$B$32]*[.A6]" office:value-type="float" office:value="450" calcext:value-type="float">
            <text:p>450</text:p>
          </table:table-cell>
          <table:table-cell office:value-type="float" office:value="0.04" calcext:value-type="float">
            <text:p>0,04</text:p>
          </table:table-cell>
          <table:table-cell table:formula="of:=[.A6]*[.H6]" office:value-type="float" office:value="0.36" calcext:value-type="float">
            <text:p>0,36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lienkondensator, MKT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RM 5, 2.5x7.5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KS-2-5 220N</text:p>
          </table:table-cell>
          <table:table-cell table:formula="of:=[.$B$32]*[.A7]" office:value-type="float" office:value="100" calcext:value-type="float">
            <text:p>100</text:p>
          </table:table-cell>
          <table:table-cell office:value-type="float" office:value="0.112" calcext:value-type="float">
            <text:p>0,112</text:p>
          </table:table-cell>
          <table:table-cell table:formula="of:=[.A7]*[.H7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u-Elko</text:p>
          </table:table-cell>
          <table:table-cell office:value-type="string" calcext:value-type="string">
            <text:p>470u, 35V</text:p>
          </table:table-cell>
          <table:table-cell office:value-type="string" calcext:value-type="string">
            <text:p>RM 5, d10x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470/35</text:p>
          </table:table-cell>
          <table:table-cell table:formula="of:=[.$B$32]*[.A8]" office:value-type="float" office:value="300" calcext:value-type="float">
            <text:p>300</text:p>
          </table:table-cell>
          <table:table-cell office:value-type="float" office:value="0.081" calcext:value-type="float">
            <text:p>0,081</text:p>
          </table:table-cell>
          <table:table-cell table:formula="of:=[.A8]*[.H8]" office:value-type="float" office:value="0.486" calcext:value-type="float">
            <text:p>0,486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ntklemme, 2 polig</text:p>
          </table:table-cell>
          <table:table-cell table:style-name="Default"/>
          <table:table-cell office:value-type="string" calcext:value-type="string">
            <text:p>RM 3.5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059-02</text:p>
          </table:table-cell>
          <table:table-cell table:formula="of:=[.$B$32]*[.A9]" office:value-type="float" office:value="100" calcext:value-type="float">
            <text:p>100</text:p>
          </table:table-cell>
          <table:table-cell office:value-type="float" office:value="0.24" calcext:value-type="float">
            <text:p>0,24</text:p>
          </table:table-cell>
          <table:table-cell table:formula="of:=[.A9]*[.H9]" office:value-type="float" office:value="0.48" calcext:value-type="float">
            <text:p>0,4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rritdrossel, stehend</text:p>
          </table:table-cell>
          <table:table-cell office:value-type="string" calcext:value-type="string">
            <text:p>330u</text:p>
          </table:table-cell>
          <table:table-cell office:value-type="string" calcext:value-type="string">
            <text:p>RM 5, d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07HCP 330µ</text:p>
          </table:table-cell>
          <table:table-cell table:formula="of:=[.$B$32]*[.A10]"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table:formula="of:=[.A10]*[.H10]" office:value-type="float" office:value="0.3" calcext:value-type="float">
            <text:p>0,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, grün</text:p>
          </table:table-cell>
          <table:table-cell table:style-name="Default"/>
          <table:table-cell office:value-type="string" calcext:value-type="string">
            <text:p>RM2.5, d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GN</text:p>
          </table:table-cell>
          <table:table-cell table:formula="of:=[.$B$32]*[.A11]" office:value-type="float" office:value="50" calcext:value-type="float">
            <text:p>50</text:p>
          </table:table-cell>
          <table:table-cell office:value-type="float" office:value="0.061" calcext:value-type="float">
            <text:p>0,061</text:p>
          </table:table-cell>
          <table:table-cell table:formula="of:=[.A11]*[.H11]" office:value-type="float" office:value="0.061" calcext:value-type="float">
            <text:p>0,06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mm Klinkenbuchse</text:p>
          </table:table-cell>
          <table:table-cell table:number-columns-repeated="2"/>
          <table:table-cell office:value-type="string" calcext:value-type="string">
            <text:p>ebay</text:p>
          </table:table-cell>
          <table:table-cell/>
          <table:table-cell table:formula="of:=[.$B$32]*[.A12]" office:value-type="float" office:value="50" calcext:value-type="float">
            <text:p>50</text:p>
          </table:table-cell>
          <table:table-cell office:value-type="float" office:value="0.129" calcext:value-type="float">
            <text:p>0,129</text:p>
          </table:table-cell>
          <table:table-cell table:formula="of:=[.A12]*[.H12]" office:value-type="float" office:value="0.129" calcext:value-type="float">
            <text:p>0,12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reopoti, line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bay</text:p>
          </table:table-cell>
          <table:table-cell/>
          <table:table-cell table:formula="of:=[.$B$32]*[.A13]" office:value-type="float" office:value="50" calcext:value-type="float">
            <text:p>50</text:p>
          </table:table-cell>
          <table:table-cell office:value-type="float" office:value="0.4194" calcext:value-type="float">
            <text:p>0,4194</text:p>
          </table:table-cell>
          <table:table-cell table:formula="of:=[.A13]*[.H13]" office:value-type="float" office:value="0.4194" calcext:value-type="float">
            <text:p>0,419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A3125D2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[.$B$32]*[.A14]" office:value-type="float" office:value="50" calcext:value-type="float">
            <text:p>50</text:p>
          </table:table-cell>
          <table:table-cell office:value-type="float" office:value="1.818" calcext:value-type="float">
            <text:p>1,818</text:p>
          </table:table-cell>
          <table:table-cell table:formula="of:=[.A14]*[.H14]" office:value-type="float" office:value="1.818" calcext:value-type="float">
            <text:p>1,81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ritdrossel, stehend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RM 7, d12.5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09HCP 47µ</text:p>
          </table:table-cell>
          <table:table-cell table:formula="of:=[.$B$32]*[.A15]" office:value-type="float" office:value="100" calcext:value-type="float">
            <text:p>100</text:p>
          </table:table-cell>
          <table:table-cell office:value-type="float" office:value="0.54" calcext:value-type="float">
            <text:p>0,54</text:p>
          </table:table-cell>
          <table:table-cell table:formula="of:=[.A15]*[.H15]" office:value-type="float" office:value="1.08" calcext:value-type="float">
            <text:p>1,0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-Buchse (Hohlstecker)</text:p>
          </table:table-cell>
          <table:table-cell office:value-type="string" calcext:value-type="string">
            <text:p>d5.5, d2.1</text:p>
          </table:table-cell>
          <table:table-cell/>
          <table:table-cell office:value-type="string" calcext:value-type="string">
            <text:p>ebay</text:p>
          </table:table-cell>
          <table:table-cell/>
          <table:table-cell table:formula="of:=[.$B$32]*[.A16]" office:value-type="float" office:value="50" calcext:value-type="float">
            <text:p>50</text:p>
          </table:table-cell>
          <table:table-cell office:value-type="float" office:value="0.0956" calcext:value-type="float">
            <text:p>0,0956</text:p>
          </table:table-cell>
          <table:table-cell table:formula="of:=[.A16]*[.H16]" office:value-type="float" office:value="0.0956" calcext:value-type="float">
            <text:p>0,095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uck-Schalter DPDT</text:p>
          </table:table-cell>
          <table:table-cell office:value-type="string" calcext:value-type="string">
            <text:p>12x6</text:p>
          </table:table-cell>
          <table:table-cell/>
          <table:table-cell office:value-type="string" calcext:value-type="string">
            <text:p>ebay</text:p>
          </table:table-cell>
          <table:table-cell/>
          <table:table-cell table:formula="of:=[.$B$32]*[.A17]" office:value-type="float" office:value="50" calcext:value-type="float">
            <text:p>50</text:p>
          </table:table-cell>
          <table:table-cell office:value-type="float" office:value="0.364" calcext:value-type="float">
            <text:p>0,364</text:p>
          </table:table-cell>
          <table:table-cell table:formula="of:=[.A17]*[.H17]" office:value-type="float" office:value="0.364" calcext:value-type="float">
            <text:p>0,364</text:p>
          </table:table-cell>
          <table:table-cell table:number-columns-repeated="1015"/>
        </table:table-row>
        <table:table-row table:style-name="ro1">
          <table:table-cell table:formula="of:=SUM([.A5:.A17])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ndere Teile (nicht in Netzliste enthalten)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tzteil</text:p>
          </table:table-cell>
          <table:table-cell office:value-type="string" calcext:value-type="string">
            <text:p>24V DC</text:p>
          </table:table-cell>
          <table:table-cell/>
          <table:table-cell office:value-type="string" calcext:value-type="string">
            <text:p>ebay</text:p>
          </table:table-cell>
          <table:table-cell/>
          <table:table-cell table:formula="of:=[.$B$32]*[.A21]" office:value-type="float" office:value="50" calcext:value-type="float">
            <text:p>50</text:p>
          </table:table-cell>
          <table:table-cell office:value-type="float" office:value="3.8256" calcext:value-type="float">
            <text:p>3,8256</text:p>
          </table:table-cell>
          <table:table-cell table:formula="of:=[.A21]*[.H21]" office:value-type="float" office:value="3.8256" calcext:value-type="float">
            <text:p>3,825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tsprecherpaar</text:p>
          </table:table-cell>
          <table:table-cell office:value-type="string" calcext:value-type="string">
            <text:p>16 Ohm, 5W </text:p>
          </table:table-cell>
          <table:table-cell/>
          <table:table-cell office:value-type="string" calcext:value-type="string">
            <text:p>Pollin</text:p>
          </table:table-cell>
          <table:table-cell/>
          <table:table-cell table:formula="of:=[.$B$32]*[.A22]" office:value-type="float" office:value="50" calcext:value-type="float">
            <text:p>50</text:p>
          </table:table-cell>
          <table:table-cell office:value-type="float" office:value="0.95" calcext:value-type="float">
            <text:p>0,95</text:p>
          </table:table-cell>
          <table:table-cell table:formula="of:=[.A22]*[.H22]" office:value-type="float" office:value="0.95" calcext:value-type="float">
            <text:p>0,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tiknopf</text:p>
          </table:table-cell>
          <table:table-cell table:number-columns-repeated="2"/>
          <table:table-cell office:value-type="string" calcext:value-type="string">
            <text:p>ebay</text:p>
          </table:table-cell>
          <table:table-cell/>
          <table:table-cell table:formula="of:=[.$B$32]*[.A23]" office:value-type="float" office:value="50" calcext:value-type="float">
            <text:p>50</text:p>
          </table:table-cell>
          <table:table-cell office:value-type="float" office:value="0.1754" calcext:value-type="float">
            <text:p>0,1754</text:p>
          </table:table-cell>
          <table:table-cell table:formula="of:=[.A23]*[.H23]" office:value-type="float" office:value="0.1754" calcext:value-type="float">
            <text:p>0,175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alterknopf</text:p>
          </table:table-cell>
          <table:table-cell table:number-columns-repeated="2"/>
          <table:table-cell office:value-type="string" calcext:value-type="string">
            <text:p>ebay</text:p>
          </table:table-cell>
          <table:table-cell/>
          <table:table-cell table:formula="of:=[.$B$32]*[.A24]" office:value-type="float" office:value="50" calcext:value-type="float">
            <text:p>50</text:p>
          </table:table-cell>
          <table:table-cell office:value-type="float" office:value="0.1404" calcext:value-type="float">
            <text:p>0,1404</text:p>
          </table:table-cell>
          <table:table-cell table:formula="of:=[.A24]*[.H24]" office:value-type="float" office:value="0.1404" calcext:value-type="float">
            <text:p>0,140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mm Klinkenkabel</text:p>
          </table:table-cell>
          <table:table-cell table:number-columns-repeated="2"/>
          <table:table-cell office:value-type="string" calcext:value-type="string">
            <text:p>ebay</text:p>
          </table:table-cell>
          <table:table-cell/>
          <table:table-cell table:formula="of:=[.$B$32]*[.A25]" office:value-type="float" office:value="50" calcext:value-type="float">
            <text:p>50</text:p>
          </table:table-cell>
          <table:table-cell office:value-type="float" office:value="0.4738" calcext:value-type="float">
            <text:p>0,4738</text:p>
          </table:table-cell>
          <table:table-cell table:formula="of:=[.A25]*[.H25]" office:value-type="float" office:value="0.4738" calcext:value-type="float">
            <text:p>0,473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/>
          <table:table-cell office:value-type="string" calcext:value-type="string">
            <text:p>54x72</text:p>
          </table:table-cell>
          <table:table-cell office:value-type="string" calcext:value-type="string">
            <text:p>multi-cb</text:p>
          </table:table-cell>
          <table:table-cell/>
          <table:table-cell table:formula="of:=[.$B$32]*[.A26]" office:value-type="float" office:value="50" calcext:value-type="float">
            <text:p>50</text:p>
          </table:table-cell>
          <table:table-cell office:value-type="float" office:value="3.42" calcext:value-type="float">
            <text:p>3,42</text:p>
          </table:table-cell>
          <table:table-cell table:formula="of:=[.A26]*[.H26]" office:value-type="float" office:value="3.42" calcext:value-type="float">
            <text:p>3,4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ebefüße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office:value-type="string" calcext:value-type="string">
            <text:p>GF 63</text:p>
          </table:table-cell>
          <table:table-cell office:value-type="float" office:value="3" calcext:value-type="float">
            <text:p>3</text:p>
          </table:table-cell>
          <table:table-cell office:value-type="float" office:value="0.047" calcext:value-type="float">
            <text:p>0,047</text:p>
          </table:table-cell>
          <table:table-cell table:formula="of:=[.A27]*[.H27]" office:value-type="float" office:value="0.188" calcext:value-type="float">
            <text:p>0,188</text:p>
          </table:table-cell>
          <table:table-cell table:style-name="ce1" office:value-type="string" calcext:value-type="string">
            <text:p>Achtung: eine Packung enthält 75 Stück!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Gesamtpreis:</text:p>
          </table:table-cell>
          <table:table-cell table:style-name="ce1" table:number-columns-repeated="2"/>
          <table:table-cell table:style-name="ce1" table:formula="of:=SUM([.I5:.I27])" office:value-type="float" office:value="15.1202" calcext:value-type="float">
            <text:p>15,1202</text:p>
          </table:table-cell>
          <table:table-cell table:style-name="ce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ückzahl: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1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SMD 1/4W 4,7K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X7R-G1206 1,0/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KS-2-5 220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D 470/3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KL 059-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-07HCP 330µ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D 3MM G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-09HCP 47µ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F 63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.00.0000</text:date>, <text:time style:data-style-name="N2" text:time-value="17:08:36.5932090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3T17:16:28.105306431</dc:date>
    <meta:generator>LibreOffice/4.2.7.2$Linux_X86_64 LibreOffice_project/420m0$Build-2</meta:generator>
    <meta:editing-duration>PT1H3M16S</meta:editing-duration>
    <meta:editing-cycles>26</meta:editing-cycles>
    <meta:document-statistic meta:table-count="2" meta:cell-count="185" meta:object-count="0"/>
  </office:meta>
</office:document-meta>
</file>